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bd5b" officeooo:paragraph-rsid="001a454b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bd5b" officeooo:paragraph-rsid="0012bd5b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1cf140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fb8b"/>
    </style:style>
    <style:style style:name="T4" style:family="text">
      <style:text-properties officeooo:rsid="001f3b84"/>
    </style:style>
    <style:style style:name="T5" style:family="text">
      <style:text-properties fo:font-size="14pt" officeooo:rsid="001cf140" style:font-size-asian="14pt" style:font-size-complex="14pt"/>
    </style:style>
    <style:style style:name="T6" style:family="text">
      <style:text-properties fo:font-size="14pt" officeooo:rsid="00234ae8" style:font-size-asian="14pt" style:font-size-complex="14pt"/>
    </style:style>
    <style:style style:name="T7" style:family="text">
      <style:text-properties officeooo:rsid="0023c9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, Frescobaldi 3.0</text:p>
      <text:p text:style-name="P3">Phần mềm khác: LibreOffice <text:span text:style-name="T4">7</text:span>, <text:span text:style-name="T3">Ubuntu 20</text:span>, <text:span text:style-name="T1">pdflatex 3, </text:span><text:span text:style-name="T7">qpdf 10</text:span></text:p>
      <text:p text:style-name="P5"><text:span text:style-name="T5">Phông chữ: </text:span><text:span text:style-name="T6">Deja Vu Serif Condensed, </text:span><text:span text:style-name="T5">Liberation Serif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2291in" fo:margin-right="1.2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7:11:47.534755946</meta:creation-date>
    <dc:date>2021-09-02T22:34:20.049000000</dc:date>
    <meta:editing-duration>PT8H30M19S</meta:editing-duration>
    <meta:editing-cycles>25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3" meta:word-count="27" meta:character-count="162" meta:non-whitespace-character-count="138"/>
  </office:meta>
</office:document-meta>
</file>